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d540" officeooo:paragraph-rsid="0013d540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13d540" officeooo:paragraph-rsid="0013d5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АКТ №___</text:p>
      <text:p text:style-name="P1">Настоящим подтверждаю.ЫВАфыва савафываыфваыф вафассвыфафуавв ыаваыфваы фвавыфмолываоыф швоаыфва:</text:p>
      <text:p text:style-name="P1"/>
      <text:p text:style-name="P1">вафывфывамыавапаа.</text:p>
      <text:p text:style-name="P1"/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№ п/п</text:p>
          </table:table-cell>
          <table:table-cell office:value-type="string">
            <text:p>ФИО</text:p>
          </table:table-cell>
          <table:table-cell office:value-type="string">
            <text:p>Дата рождения</text:p>
          </table:table-cell>
          <table:table-cell office:value-type="string">
            <text:p>Адрес регистрации</text:p>
          </table:table-cell>
          <table:table-cell office:value-type="string">
            <text:p>Результат обследования</text:p>
          </table:table-cell>
          <table:table-cell office:value-type="string">
            <text:p>ФИО врача</text:p>
          </table:table-cell>
          <table:table-cell office:value-type="string">
            <text:p>Примечание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Иванов Иван Иванович</text:p>
          </table:table-cell>
          <table:table-cell office:value-type="string">
            <text:p>1981-01-01 00:00:00</text:p>
          </table:table-cell>
          <table:table-cell office:value-type="string">
            <text:p>Санкт-Петербург, ул, дом, кв</text:p>
          </table:table-cell>
          <table:table-cell office:value-type="string">
            <text:p> противопоказания не выявлены</text:p>
          </table:table-cell>
          <table:table-cell office:value-type="string">
            <text:p> Лебедев В М</text:p>
          </table:table-cell>
          <table:table-cell office:value-type="string">
            <text:p> Кронштадтская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Почтальон Печкин</text:p>
          </table:table-cell>
          <table:table-cell office:value-type="string">
            <text:p>не известно</text:p>
          </table:table-cell>
          <table:table-cell office:value-type="string">
            <text:p>ЛО, д. Простоквашино</text:p>
          </table:table-cell>
          <table:table-cell office:value-type="string">
            <text:p> противопоказания не выявлены</text:p>
          </table:table-cell>
          <table:table-cell office:value-type="string">
            <text:p> Лебедев В М</text:p>
          </table:table-cell>
          <table:table-cell office:value-type="string">
            <text:p> Кронштадтская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06:49:23.297000000</meta:creation-date>
    <dc:date>2023-05-28T17:24:52.662803</dc:date>
    <meta:editing-duration>PT2M31S</meta:editing-duration>
    <meta:editing-cycles>2</meta:editing-cycles>
    <meta:document-statistic meta:table-count="0" meta:image-count="0" meta:object-count="0" meta:page-count="1" meta:paragraph-count="3" meta:word-count="10" meta:character-count="122" meta:non-whitespace-character-count="115"/>
    <meta:generator>http://pypi.python.org/pypi/ezodf/0.1.0$Python3.9.6 (tags/v3.9.6:db3ff76, Jun 28 2021, 15:26:21) [MSC v.1929 64 bit (AMD64)]</meta:generator>
  </office:meta>
</office:document-meta>
</file>